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46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ATMega328 TQFP32</text:p>
          </table:table-cell>
          <table:table-cell table:style-name="ce1" office:value-type="string" calcext:value-type="string">
            <text:p>µC Function</text:p>
          </table:table-cell>
          <table:table-cell table:style-name="ce1" office:value-type="string" calcext:value-type="string">
            <text:p>Application Function</text:p>
          </table:table-cell>
          <table:table-cell table:style-name="ce1" office:value-type="string" calcext:value-type="string">
            <text:p>Description / Remarks</text:p>
          </table:table-cell>
          <table:table-cell table:style-name="ce3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D3 (INT1/OC2B/PCINT19)</text:p>
          </table:table-cell>
          <table:table-cell office:value-type="string" calcext:value-type="string">
            <text:p>LCD_LE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D4 (T0/XCK/PCINT20)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B6 (TOSC1/XTAL1/PCINT6)</text:p>
          </table:table-cell>
          <table:table-cell table:style-name="ce2" office:value-type="string" calcext:value-type="string">
            <text:p>Crystal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B7 (TOSC2/XTAL2/PCINT7)</text:p>
          </table:table-cell>
          <table:table-cell table:style-name="ce2" office:value-type="string" calcext:value-type="string">
            <text:p>Crystal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D5 (T1/OC0B/PCINT21)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D6 (AIN0/OC0A/PCINT22)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D7 (AIN1/PCINT23)</text:p>
          </table:table-cell>
          <table:table-cell office:value-type="string" calcext:value-type="string">
            <text:p>LCD_RESET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B0 (ICP1/CLKO/PCINT0)</text:p>
          </table:table-cell>
          <table:table-cell office:value-type="string" calcext:value-type="string">
            <text:p>LCD_A0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B1 (OC1A/PCINT1)</text:p>
          </table:table-cell>
          <table:table-cell office:value-type="string" calcext:value-type="string">
            <text:p>CS_LCD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B2 (OC1B/SS/PCINT2)</text:p>
          </table:table-cell>
          <table:table-cell office:value-type="string" calcext:value-type="string">
            <text:p>CS_EEP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B3 (MOSI/OC2A/PCINT3)</text:p>
          </table:table-cell>
          <table:table-cell office:value-type="string" calcext:value-type="string">
            <text:p>MOSI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B4 (MISO/PCINT4)</text:p>
          </table:table-cell>
          <table:table-cell office:value-type="string" calcext:value-type="string">
            <text:p>MISO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B5 (SCK/PCINT5)</text:p>
          </table:table-cell>
          <table:table-cell office:value-type="string" calcext:value-type="string">
            <text:p>SCK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VCC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DC6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REF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DC7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C0 (ADC0/PCINT8)</text:p>
          </table:table-cell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C1 (ADC1/PCINT9)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C2 (ADC2/PCINT10)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C3 (ADC3/PCINT11)</text:p>
          </table:table-cell>
          <table:table-cell table:number-columns-repeated="10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C4 (ADC4/SDA/PCINT12)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C5 (ADC5/SCL/PCINT13)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C6 (RESET/PCINT14)</text:p>
          </table:table-cell>
          <table:table-cell office:value-type="string" calcext:value-type="string">
            <text:p>RESET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D0 (RXD/PCINT16)</text:p>
          </table:table-cell>
          <table:table-cell office:value-type="string" calcext:value-type="string">
            <text:p>RS485 RXD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D1 (TXD/PCINT17)</text:p>
          </table:table-cell>
          <table:table-cell office:value-type="string" calcext:value-type="string">
            <text:p>RS485 TXD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D2 (INT0/PCINT18)</text:p>
          </table:table-cell>
          <table:table-cell office:value-type="string" calcext:value-type="string">
            <text:p>RS485 WE</text:p>
          </table:table-cell>
          <table:table-cell table:number-columns-repeated="102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.00.0000</text:date>, <text:time style:data-style-name="N2" text:time-value="19:56:22.351633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8.2$Linux_X86_64 LibreOffice_project/420m0$Build-2</meta:generator>
    <dc:date>2015-07-21T20:16:22.176029851</dc:date>
    <meta:document-statistic meta:table-count="3" meta:cell-count="82" meta:object-count="0"/>
    <meta:user-defined meta:name="Info 1"/>
    <meta:user-defined meta:name="Info 2"/>
    <meta:user-defined meta:name="Info 3"/>
    <meta:user-defined meta:name="Info 4"/>
  </office:meta>
</office:document-meta>
</file>